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bbcd" officeooo:paragraph-rsid="000dbbcd"/>
    </style:style>
    <style:style style:name="P2" style:family="paragraph" style:parent-style-name="Standard">
      <style:text-properties officeooo:rsid="000dbbcd" officeooo:paragraph-rsid="000f5e66"/>
    </style:style>
    <style:style style:name="P3" style:family="paragraph" style:parent-style-name="Standard">
      <style:text-properties officeooo:rsid="000dbbcd" officeooo:paragraph-rsid="001126bc"/>
    </style:style>
    <style:style style:name="P4" style:family="paragraph" style:parent-style-name="Standard">
      <style:text-properties officeooo:rsid="000f5e66" officeooo:paragraph-rsid="000f5e66"/>
    </style:style>
    <style:style style:name="P5" style:family="paragraph" style:parent-style-name="Standard">
      <style:text-properties officeooo:rsid="000f5e66" officeooo:paragraph-rsid="001126bc"/>
    </style:style>
    <style:style style:name="P6" style:family="paragraph" style:parent-style-name="Standard">
      <style:text-properties officeooo:rsid="001126bc" officeooo:paragraph-rsid="001126bc"/>
    </style:style>
    <style:style style:name="P7" style:family="paragraph" style:parent-style-name="Standard">
      <style:text-properties officeooo:rsid="001126bc" officeooo:paragraph-rsid="001241dd"/>
    </style:style>
    <style:style style:name="P8" style:family="paragraph" style:parent-style-name="Standard">
      <style:text-properties officeooo:rsid="001241dd" officeooo:paragraph-rsid="001241dd"/>
    </style:style>
    <style:style style:name="T1" style:family="text">
      <style:text-properties officeooo:rsid="000dbbcd"/>
    </style:style>
    <style:style style:name="T2" style:family="text">
      <style:text-properties officeooo:rsid="000f5e66"/>
    </style:style>
    <style:style style:name="T3" style:family="text">
      <style:text-properties officeooo:rsid="001126bc"/>
    </style:style>
    <style:style style:name="T4" style:family="text">
      <style:text-properties officeooo:rsid="001241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youtube.com/watch?v=xMTs8tAapnQ" text:style-name="Internet_20_link" text:visited-style-name="Visited_20_Internet_20_Link">https://www.youtube.com/watch?v=xMTs8tAapnQ</text:a></text:p>
      <text:p text:style-name="Standard"/>
      <text:p text:style-name="Standard"><text:a xlink:type="simple" xlink:href="https://www.youtube.com/watch?v=urol_SD1wz4" text:style-name="Internet_20_link" text:visited-style-name="Visited_20_Internet_20_Link">https://www.youtube.com/watch?v=urol_SD1wz4</text:a></text:p>
      <text:p text:style-name="Standard"/>
      <text:p text:style-name="P8">html :-</text:p>
      <text:p text:style-name="Standard">&lt;<text:span text:style-name="T1">div class=nav&gt;</text:span></text:p>
      <text:p text:style-name="Standard">&lt;<text:span text:style-name="T1">label for= toggle&gt; &amp;#9776 ; &lt;/label&gt;</text:span></text:p>
      <text:p text:style-name="Standard">&lt;<text:span text:style-name="T1">input type =checkbox id=toggle/&gt;</text:span></text:p>
      <text:p text:style-name="Standard">&lt;<text:span text:style-name="T2">div class=menu&gt;</text:span></text:p>
      <text:p text:style-name="Standard">&lt;<text:span text:style-name="T2">a&gt;&lt;/a&gt;</text:span></text:p>
      <text:p text:style-name="Standard">&lt;/<text:span text:style-name="T2">div&gt;</text:span></text:p>
      <text:p text:style-name="Standard">--------------------------------------------------------------------------</text:p>
      <text:p text:style-name="P8">css :-</text:p>
      <text:p text:style-name="Standard">.<text:span text:style-name="T2">nav {</text:span></text:p>
      <text:p text:style-name="P4">border-bottom:1px solid #eaeaeb ;</text:p>
      <text:p text:style-name="P4">text-align:right ;</text:p>
      <text:p text:style-name="P4">height:70px ;</text:p>
      <text:p text:style-name="P4">line-height:70px ;</text:p>
      <text:p text:style-name="P4">}</text:p>
      <text:p text:style-name="P1">.<text:span text:style-name="T2">menu{ margin 0 30px 0 0;}</text:span></text:p>
      <text:p text:style-name="P2">.<text:span text:style-name="T2">menu a{ text-decoration:none;</text:span></text:p>
      <text:p text:style-name="P4">color:gray ;</text:p>
      <text:p text:style-name="P4">margin : 0 10px ;</text:p>
      <text:p text:style-name="P4">line-height:70px ;</text:p>
      <text:p text:style-name="P2"><text:span text:style-name="T4">clear:right ;</text:span><text:span text:style-name="T2">}</text:span></text:p>
      <text:p text:style-name="P4">label{</text:p>
      <text:p text:style-name="P3"><text:span text:style-name="T2">margin 0 </text:span><text:span text:style-name="T3">4</text:span><text:span text:style-name="T2">0px 0 0;</text:span></text:p>
      <text:p text:style-name="P6">font-size:26px ;</text:p>
      <text:p text:style-name="P6">line-height:70px ;</text:p>
      <text:p text:style-name="P6">display:none ;</text:p>
      <text:p text:style-name="P8">width:26px ;</text:p>
      <text:p text:style-name="P8">float:right ;</text:p>
      <text:p text:style-name="P6">}</text:p>
      <text:p text:style-name="P6">#toggle{ <text:s/></text:p>
      <text:p text:style-name="P6">display:none ;</text:p>
      <text:p text:style-name="P6">}</text:p>
      <text:p text:style-name="P6">@media only screen and (max-width:500px){</text:p>
      <text:p text:style-name="P6">label{</text:p>
      <text:p text:style-name="P6">display:block ;</text:p>
      <text:p text:style-name="P6">cursor:pointer ;</text:p>
      <text:p text:style-name="P6">}</text:p>
      <text:p text:style-name="P6">.menu{</text:p>
      <text:p text:style-name="P6">text-align:center ;</text:p>
      <text:p text:style-name="P6">width:100 %;</text:p>
      <text:p text:style-name="P6">display:none ;</text:p>
      <text:p text:style-name="P6">}</text:p>
      <text:p text:style-name="P6">.menu a { </text:p>
      <text:p text:style-name="P6">display:block ;</text:p>
      <text:p text:style-name="P5">border-bottom:1px solid #eaeaeb ;</text:p>
      <text:p text:style-name="P6">margin=0;}</text:p>
      <text:p text:style-name="P8">#toggle:checked + .menu{</text:p>
      <text:p text:style-name="P7">display:block;}<text:span text:style-name="T4">}</text:span></text:p>
      <text:p text:style-name="P1"><text:soft-page-break/></text:p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4T16:55:03.893000000</dc:date>
    <meta:editing-duration>PT5M48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50" meta:word-count="110" meta:character-count="855" meta:non-whitespace-character-count="792"/>
  </office:meta>
</office:document-meta>
</file>